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3"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Вечером Нив занимался анализом данных, собранных днем во время полетов в красные пески, и записывал <text:s/>результаты своей работы на магнитную пленку, которую отвозил вместе с собой в город. Он сидел напротив узкого окна с видом на закат, безжизненное небо, подернутое пылью, часто уже с первыми звездами, и песчаные холмы, казавшиеся из-за вечернего солнца багровыми как в поясе ветров.</text:p>
      <text:p text:style-name="P3">Во время полета они записывали с помощью радара рельеф на специальную пластину. Пластина эта представлял собой круглый диск из черного гибкого материала - его можно было безл всяких последствий согнуть, удерживая за края - на котором радар вычерчивал непрерывные дорожки, разной ширины и глубины.</text:p>
      <text:p text:style-name="P3">Для считывания дорожек с дисков использовались специальные электрические машины, которые Нив никогда не видел до этого в городе. Он вставлял диск в прорезь массивного, похожий на металлическую деку приемника, который начинал издавать едва слышный назойливый треск, точно пластина с записью рельефа рассыпалась внутри на бессвязные осколки под действием электрических разрядов, хаотично мигал лампами на лицевой стороне панели, и затихал только спустя несколько минут, после чего на огромную лучевую трубку, крепившуюся на кронштейне к вычислительной машине, выводились яркими синими отблесками, строка за строкой, длинные последовательности цифр, разделенные точками - карта рельефа песков. </text:p>
      <text:p text:style-name="P3">Отдельные значения никогда не поднимались выше восьми, а за точку отсчека, насколько было известно Ниву, принимался уровень анильской впадины, абсолютный ноль. Нив не слишком понимал, зачем была выбрана именно такая система, почему максимальным обозначением для высоты считалось именно число восемь, из-за чего вся пустыня казалась строго расчисленной, подведенной под безумное математическое основание, как будто даже песчаные холмы росли не под действием ветра, а согласно загадочным формулам, которые подсчитывал, издавая электрический треск и вспыхивая лампами, похожий на деку прибор.</text:p>
      <text:p text:style-name="P3">Нив решил, что это еще одна из тех традиций - вроде поисков особого места для установки Голоса, - которые так удивляли, а порою даже пугали его в первые дни. Как будто вся жизнь в пустыне строилась на суевериях, без которых все происходящее вокруг теряло смысл и становилось лишь тем, чем и было для Нива на самом деле — сотнями миль безжизненных песков.</text:p>
      <text:p text:style-name="P3">Кханд должен был помогать ему, однако он не любил, по его собственным словам, возиться с цифрами, и нередко отдавал Ниву все записанные за день диски. Сам он закрывался в своем отсеке, утверждая, что занимается делом куда более важным, чем сложение и вычитание на <text:soft-page-break/>электрических счетах, и Ниву как бесправному новобранцу, который не мог ничего возвразить своему страшнему напарнику, приходилось разбираться со всем одному.</text:p>
      <text:p text:style-name="P3">Исследовательская станция - пятьдесять седьмая миля, как ее называли - была похожа на отливающий металлом купол заброшенного храма, местами потускневший, выгоревший на солнце, с белесыми шапками песка. Купол поднимался над пустыней на высоту в три человеческих роста, удерживаясь на дюжине тонких, шатких с виду колонн - частоколе черных, точно покрытых мазутом свай, наполовину утопающих в песке. Для спуска вниз под станцией была построена специальная шахта, почему-то истошно красного цвета, издали напоминавшая огромную кубическую колонну. Внутри шахты проходила винтовая лестница - всего два пролета - однако, из-за того, что на стенах всегда горел раздражающе-красный аварийный свет, которому не было ни оправдания, ни объяснения, Ниву казалось, что он спускается в безвоздушное пространство.</text:p>
      <text:p text:style-name="P3">Площадка перед станцией, которая использовалась для посадки кораблей, была огорожена сигнальными бакенами, чем-то похожими на ослепшие звуковые радары, намертво вросшие в песок. Площадку постоянно пытались расчищать, Кханд даже утверждал, что пару раз ее заливали жидким стеклом, но пустыня все равно брала свое, и вокруг станции поднимались наметенные ветром холмы, а виманы при посадке и взлете устраивали бурю из разлетающейся во все стороны песчаной пыли.</text:p>
      <text:p text:style-name="P3">На станции круглосуточно работали мощные очистители, но Нив все равно мучался от духоты, как будто никакие машины не могли справиться с сухим, каара, и сильным ветром, которые заносил в помещения повисающую в воздухе песчаную пыль. Нив знал, что каждая исследовательская станция оборудована еще и резервными генераторами кислорода, новейшей, чуть ли не секретной разработкой, которую в будущем собирались использовать на космичеких кораблях. Генераторы должны были включаться только в том случае, если обычные очистители оказывались бессильны, буря, вызывающее солнечное затмение, занесла бы все вокруг песком, или сверхъестественный смерч, какие обычно гасли и распадались на порывистые ветра еще задолго до пересечения границы зоны молчания, приблизился к самой станции. Однако Кханд утверждал, что их генератор уже почти год как вышел из строя, и он даже несколько раз сообщал об этом в центр, но к ним так и не отправили ремонтную бригаду, видимо, считая, что на пятьдесят седьмой миле ничего не может произойти.</text:p>
      <text:p text:style-name="P3">Согласно планировке, которую Нив изучал еще перед первым полетом, на станции предполагалось четыре личных отсека для инженеров, предназначенных для работы и сна, однако один из них переоборудовали в <text:soft-page-break/>склад для изношенного оборудования, так как, по заверениям Кханда, четырех человек никогда не отправляли на один и тот же объект.</text:p>
      <text:p text:style-name="P3">В комнате Нива, напротив узкого окна, выполненного как иллюминатор в вимане, стояла мощная вычислительная машина, работающая от переменного тока, необычно компактная, доходившая Ниву только до пояса, в которую был вмонитован широкий лучевой экран, особая профессиональная модель, вмешающая целых сорок строк текста. У стены притулилась узкая вытянутая кровать, которая в первый день напомнила Ниву плоский поддон для трупов в морге. На стене же висела фотография - вид на город с дальнего берега анильской впадины, поздним вечером или же ранним утром, когда уже зажигались или еще не успели погаснуть синие газовые фонари на стенах домов.</text:p>
      <text:p text:style-name="P3">Убранство всех комнат было утомительно однообразным - две из них представляли собой точные копии одна другой, так что, перепутав впопыхах дверь, можно было и не сразу заметить свою ошибку. Последняя же немного нарушала строгую симметрию - кровать в ней стояла не у левой стены, а у правой, и окно выходило на противоположную сторону бесконечных песков, туда, где через пятьдесят семь миль должен начинаться город, хотя даже бледные тени высоких гармий растворялись в знойной дымке или же казались похожими на пустынный мираж.</text:p>
      <text:p text:style-name="P3">Помимо личных отсеков на станция были еще технические помещения, в которых Нив никогда не заходил, и просторная прямоугольная комната, обстановку в которой точно позаимствовали из дешевой столовой и которую Кханд называл гаадхарва заала.</text:p>
      <text:p text:style-name="P3">Иногда на станции вместе с Нивом и Кхандом оставался на несколько дней еще один инженер, занимавший в этом случае третью, несимметричную комнату, но чаще они проводили все время назначения Нива только вдвоем - единственные живые люди, как любил говорить Кханд, на расстоянии в пятьдесят миль, что, по ни разу не высказанным подозрениям Нива, совершенно не соответствовало действительности.</text:p>
      <text:p text:style-name="P3">Вечерами, когда от многочасовой работы за вычислительной машиной, от чтения монотонных статистик с мерцающего экрана у Нива начинали болеть глаза, а вид гаснущего неба из окна вызывал ощущение неопределенной постепенно усиливающейся тревоги как перед началом той самой бури, во время которой полагается включать неработающие на их станции генераторы, Кханд вытаскивал Нива в зал ожидания, где они ели безвкусный непортящийся паек, запивая его теплой водой из бутылок, и заводил очередную историю о пустыне, с обилием названий и ругательств на гаали, количество которых имело склонность удручающе увеличиваться к концу, из-за чего Нив зачастую вообще не понимал смысла его рассказов.</text:p>
      <text:p text:style-name="P3"><text:soft-page-break/>В первый их вечер они просидели в гаадхарва заала до полуночи. Черное небо за округлыми окнами пустого и безжизненного отсека было усеяно сотнями ярких звезд - казалось, что, пока они говорили, станцию вынесло на орбиту планеты, и они медленно плывут в пустоте. Кханд тогда выпил бутылок пять воды и часто делал ходил в уборную.</text:p>
      <text:p text:style-name="P3">- Пятьдесять седьмая миля, - удовлетворенно говорил он, усаживаясь за стол после подобного перерыва, - это даже еще не валукаабхи. Так, окрестности песков для паам сукриида. Им и до генераторов поэтому нет никакого дела.</text:p>
      <text:p text:style-name="P3">Всего несколько часов назад, когда они вышли на посадочную площадку для виманов, чтобы посмотреть, как рождаются над дюнами из вечернего зноя и пустоты маленькие взмывающие в небо вихри, Кханд, напротив, убеждал Нива, что они чуть ли не в самом сердце пустыни, где даже корабли-то пролетают не часто и куда совсем уж редко посылают таких как Нив новичков.</text:p>
      <text:p text:style-name="P3">- Самое интересное начинается после сотой, - продолжал Кханд. - Там уже и радио-то едва работает. Там-то уж точно кажется, что вокруг никого кроме тебя нет. Да и не было никогда.</text:p>
      <text:p text:style-name="P3">- А вы часто оказываетесь на станции один? - удивился Нив.</text:p>
      <text:p text:style-name="P3">- Бывает и такое, - сказал Кханд. - На сто двенадцатой миле я и был все время один. Ну, кроме виманас... - Он засмеялся. - Туда абхила сита никто, наверное, и ехать-то не хотел. Когда летали в мекхала агкати, то пилот мне обычно помогал устанавливать радар. </text:p>
      <text:p text:style-name="P3">Нив кивнул головой, представляя, как Кханд вместе с пилотом в выцветветшей форме тащат по песку Голос.</text:p>
      <text:p text:style-name="P3">- Когда я впервые попал на сто двенадцатую, - продолжал Кханд, - то станция выглядела так, словно пережила с десяток янаяти. Если не с сотню.</text:p>
      <text:p text:style-name="P3">Нив тогда подумал, что этот старик в действительности работает в пустыне всего-то несколько дней - он прилетел сюда на пассажирском вимане, быть может, лишь на неделю раньше, чем он сам, однако теперь, пытаясь воспользоваться еще большей неопытностью Нива, изображает из себя бывалого жителя песков, постигшего какие-то невразумительные тайны пустыни, тысячи раз пересекавшего границу пояса ветров. Потом он даже удивился, когда узнал, что Кханд действительно работает в зоне молчания почти всю свою жизнь.</text:p>
      <text:p text:style-name="P3">На следующий день они уже не летали в пояс ветров, Нив весь день занимался расшифровкой дисков, а Кханд, свалив на него всю работу, закрывался до самых сумерек в своем отсеке, чтобы потом, изображая недовольство и усталость, точно это именно он вкалывал весь вечер за двоих, рассказывать Ниву очередные противоречивые истории о своей <text:soft-page-break/>жизни в песках.</text:p>
      <text:p text:style-name="P3">Уже во время второго назначения в пески Ниву довелось наконец увидеть то, чем занимался его напарник по вечерам.</text:p>
      <text:p text:style-name="P3">Кханд мастерил какой-то невразумительный аппарат, который он гордо показал Ниву сразу же после заката, словно нарочно дожидался, пока стемнеет, и на небе появятся звезды, как если бы его творение не заработало бы при свете дня.</text:p>
      <text:p text:style-name="P3">- Хочешь узнать, как звучит зона молчания, мекхала агкати? - спросил, ухмыляясь Кханд и еще до того, как Нив успел что-то сказать поспешно удалился в свою комнату.</text:p>
      <text:p text:style-name="P3">Он вернулся через минуту, неся двумя руками массивный короб с огромной слегка помятой по краям воронкой наверху. Кханд, застонав, взгромоздил это непонятное устройство на стол и шумно выдохнул.</text:p>
      <text:p text:style-name="P3">- Пришлось делать из того, что было, - сказал он, точно опрадываясь. - Корпус практически чистая чиинайя.</text:p>
      <text:p text:style-name="P3">Для убедительности Кханд постучал по прибору костяшками пальцев.</text:p>
      <text:p text:style-name="P3">Его поделка представляла собой увесистый металлический короб, как будто и правда грубо сваренный из помятых неровных листов промышленной стали, над которым поднимался на тонком стрежне широкий вертикальный раструб, похожий чем-то на воронку у стоков для воды, сохранившихся только на самых старых зданиях в городе. Под этой жестяной крагой крепились два круглых симметричных диска, по размеру точно совпадавшими с пластинами для звукового радара, располагавшиеся один над другим, образуя узкую щель - причем из тыльной стороны верхнего диска торчала тонкая едва заметная игла.</text:p>
      <text:p text:style-name="P3">- Что это? - спросил Нив, уставившись на аппарат.</text:p>
      <text:p text:style-name="P3">Кханд удовлетворенно хмыкнул.</text:p>
      <text:p text:style-name="P3">- Янпатала. Принеси диск, который мы записали сегодня.</text:p>
      <text:p text:style-name="P3">- Но зачем?</text:p>
      <text:p text:style-name="P3">- Да не бойся ты, ахи! Ничего с ним не будет. Я уже проверял ее раньше. Сейчас только доработал чуток.</text:p>
      <text:p text:style-name="P3">Нив принес диск, записанный ими во время последнего полета.</text:p>
      <text:p text:style-name="P3">Кханд взял диск, покрутил его в руках, привередливо рассматривая тонкие концентрические дорожки на нем, затем аккуратно вставил диск в щель под раструбом и стал поворачивать верхнюю пластину, ту, из которой снизу торчала игла, по часовой стрелке.</text:p>
      <text:p text:style-name="P3">- И что будет? - спросил Нив. - Надеюсь, она не сломает диск?</text:p>
      <text:p text:style-name="P3">Он уже переписал все данные на пленку, однако существовали даже особые распоряжения, по которым диски нужно было обязательно сохранять и передавать вместе с магнитной записью - чтобы потом, <text:soft-page-break/>наверное, сделать перепроверку.</text:p>
      <text:p text:style-name="P3">- Бхраанти, - сказал Кханд.</text:p>
      <text:p text:style-name="P3">Закончив, он отошел от механизма и встал, выжидающе сцепив руки на груди. Верхняя пластина начала медленно вращаться.</text:p>
      <text:p text:style-name="P3">- И что? - сказал Нив. - Для чего это? Игла ведь может...</text:p>
      <text:p text:style-name="P3">Он услышал слабый шорох, напоминающий помехи на линии во время радио-передач, а затем тонкий сбивчивый свист, как ветер, пробивающийся сквозь неплотно закрытое окно.</text:p>
      <text:p text:style-name="P3">- Вот! Вот! - Кханд подошел к янпатале, склонился над ней, наблюдая за тем, как игла скользит по записанной радаром пластине. - Это она! - и тут же поднял вверх ладонь, точно приказывая самому себе замолчать.</text:p>
      <text:p text:style-name="P3">Свист был неровным и прерывистым как бессмысленный призыв, сигнал о помощи, посылаемый навстречу пескам. С каждой секундой звук становился все громче, нервно нарастал, пока вдруг не оборвался глубокой непроницаемой тишиной.</text:p>
      <text:p text:style-name="P3">- Что это? - пораженно спросил Нив.</text:p>
      <text:p text:style-name="P3">- Погоди, сейчас будет, - хитро улыбнулся Кханд.</text:p>
      <text:p text:style-name="P3">Вновь послышался шорох, похожий на шум осыпающегося песка. Потом произошло что-то странное - Нив как будто услышал грудной женский голос, произносивший нараспев длинные непонятные слова, утопая в треске усилившихся помех.</text:p>
      <text:p text:style-name="P3">- Это... пение? - спросил он.</text:p>
      <text:p text:style-name="P3">- Похоже, да? - улыбнулся Кханд. - Голос песков. Мекхала агкати совсем не молчит. Куда больше... вдохновляет, чем вычисление изменений высот, да?</text:p>
      <text:p text:style-name="P3">Загадочная песня песков закончилась, вновь сменившись неразборчивым шорохом, а затем верхняя пластина с иглой остановилась, и Кханд недовольно покачал головой.</text:p>
      <text:p text:style-name="P3">- Все-таки пружина еще недостаточно заводится, - сказал он.</text:p>
      <text:p text:style-name="P3">Нив сидел рядом с янпаталой, не говоря ни слова. Кханд засунул палец между пластинами своими проигрывателя, отодвинул одну из них вниз и вытащил диск. Он провел по нему ладонью, качнул перед собой, как бы стряхивая пыль, показывая, что с ним ничего не произошло, и протянул Ниву.</text:p>
      <text:p text:style-name="P3">- Ну, бери же. Все порядке с твоим...</text:p>
      <text:p text:style-name="P3">Нив молча смотрел на черный матовый диск в руке Кханда.</text:p>
      <text:p text:style-name="P3">- Ты как, аадхи? Все уже закончилось, можешь отмереть, - усмехнулся Кханд.</text:p>
      <text:p text:style-name="P3">Нив качнул головой и взял диск. Ему вдруг сильно захотелось пить.</text:p>
      <text:p text:style-name="P3">- Но в этом ведь нет... - проговорил он.</text:p>
      <text:p text:style-name="P3">- Смысла? - подсказал Кханд. - Ну как скажешь...</text:p>
      <text:p text:style-name="P3"><text:soft-page-break/>Он уселся на стуле рядом с Нивом, вытянув ноги и потягиваясь как после долгого сна.</text:p>
      <text:p text:style-name="P3">- Хочешь послушать еще одну? - спросил Кханд.</text:p>
      <text:p text:style-name="P3">Нив кивнул головой.</text:p>
      <text:p text:style-name="P2">Прослушив все диски, которые у них были, Нив сказал Кханду, что хотел бы попробовать записать эту музыку на магнитную ленту, сохранить ее на память о песках, и Кханд, поначалу заявивший, что ничего у них не получится, что слушать песню песков, рену гаайя, как он ее называл, можно только так, с помощью его магической коробки, в итоге даже вызвался ему помоч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50H40M23S</meta:editing-duration>
    <meta:editing-cycles>316</meta:editing-cycles>
    <meta:generator>OpenOffice.org/3.1$Win32 OpenOffice.org_project/310m11$Build-9399</meta:generator>
    <dc:date>2010-03-11T02:06:52.98</dc:date>
    <dc:creator>Василий Воронков</dc:creator>
    <meta:document-statistic meta:table-count="0" meta:image-count="0" meta:object-count="0" meta:page-count="7" meta:paragraph-count="66" meta:word-count="2292" meta:character-count="15171"/>
    <meta:user-defined meta:name="Info 1"/>
    <meta:user-defined meta:name="Info 2"/>
    <meta:user-defined meta:name="Info 3"/>
    <meta:user-defined meta:name="Info 4"/>
  </office:meta>
</office:document-meta>
</file>